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subtitle">
      <style:graphic-properties draw:fill-color="#ffffff" fo:min-height="16.255cm"/>
    </style:style>
    <style:style style:name="pr2" style:family="presentation" style:parent-style-name="Výchozí-notes">
      <style:graphic-properties draw:fill-color="#ffffff" fo:min-height="12.572cm"/>
    </style:style>
    <style:style style:name="pr3" style:family="presentation" style:parent-style-name="Výchozí-title">
      <style:graphic-properties fo:min-height="3.506cm"/>
    </style:style>
    <style:style style:name="pr4" style:family="presentation" style:parent-style-name="Výchozí-outline1">
      <style:graphic-properties fo:min-height="11.929cm"/>
    </style:style>
    <style:style style:name="T1" style:family="text">
      <style:text-properties style:use-window-font-color="true" style:text-outline="false" style:text-line-through-style="none" fo:font-family="Arial" style:font-family-generic="swiss" style:font-pitch="variable" fo:font-size="11pt" fo:font-style="normal" fo:text-shadow="none" style:text-underline-style="none" fo:font-weight="normal" style:letter-kerning="true" style:font-family-asian="CMR9" style:font-size-asian="11pt" style:font-style-asian="normal" style:font-weight-asian="normal" style:font-family-complex="CMR9" style:font-size-complex="1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Arial" style:font-family-generic="swiss" style:font-pitch="variable" fo:font-size="11pt" style:font-size-asian="11pt" style:font-size-complex="11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use-window-font-color="true" style:text-outline="false" style:text-line-through-style="none" fo:font-family="CMR9" fo:font-size="9pt" fo:font-style="normal" fo:text-shadow="none" style:text-underline-style="none" fo:font-weight="normal" style:letter-kerning="true" style:font-family-asian="CMR9" style:font-size-asian="9pt" style:font-style-asian="normal" style:font-weight-asian="normal" style:font-family-complex="CMR9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draw:frame presentation:style-name="pr1" draw:layer="layout" svg:width="25.199cm" svg:height="16.255cm" svg:x="1.4cm" svg:y="0.837cm" presentation:class="subtitle">
          <draw:text-box>
            <text:p>Typované G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Yu(2001): <text:line-break/><text:span text:style-name="T1">Hierarchical processing for evolving recursive and modular programs us</text:span><text:span text:style-name="T2">ing higher-order functions and lambda abstraction.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3">GP s polym. higher-order funkcemi a lam. Abstr.</text:span></text:p>
              </text:list-item>
              <text:list-item>
                <text:p><text:span text:style-name="T3">Foldr pro implicitní rekurzy</text:span></text:p>
              </text:list-item>
              <text:list-item>
                <text:p>Even parity problem <text:span text:style-name="T4">(zobecnění eq/xoru pro n vstupů)</text:span></text:p>
                <text:list>
                  <text:list-item>
                    <text:p><text:span text:style-name="T5">And,or, nand, nor, foldr </text:span><text:span text:style-name="T6">: (a-&gt;b-&gt;b)-&gt;b-&gt;[a]-&gt;b</text:span><text:span text:style-name="T5">,</text:span><text:span text:style-name="T5"><text:line-break/></text:span><text:span text:style-name="T5">head, tail, L</text:span></text:p>
                  </text:list-item>
                  <text:list-item>
                    <text:p><text:span text:style-name="T5">Fitness pro n=2,3; tzn 2^2 + 2^3 = 12 cases</text:span></text:p>
                  </text:list-item>
                  <text:list-item>
                    <text:p><text:span text:style-name="T5"><text:s/></text:span><text:span text:style-name="T5">Uspěšnost: 80% </text:span></text:p>
                    <text:list>
                      <text:list-item>
                        <text:p><text:span text:style-name="T7">generic gp 28%, gp+adf 34%, já.geom 64%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Yu 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ozdíly v reprezentaci</text:p>
                <text:list>
                  <text:list-item>
                    <text:p>V lambda abstrakci se nevyskytují „vnější proměnné“</text:p>
                  </text:list-item>
                  <text:list-item>
                    <text:p>Na lambda abstrakci se dívá jako na jeden uzel místo jako na podstrom</text:p>
                  </text:list-item>
                  <text:list-item>
                    <text:p>Díky tomu jiný mechanizmus křížení</text:p>
                  </text:list-item>
                </text:list>
              </text:list-item>
              <text:list-item>
                <text:p>polymorfní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Briggs a Oneill (2007): <text:line-break/><text:span text:style-name="T8">Functional Genetic Programming and Exhaustive Program Search with Combinator Expressions</text:span> 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3">
              <text:list-item>
                <text:p>Nepoužívají lambda abstrakce, pouze typované kombinatory</text:p>
              </text:list-item>
              <text:list-item>
                <text:p>Hindley-Milner type systém </text:p>
                <text:list>
                  <text:list-item>
                    <text:p><text:span text:style-name="T9">jednoduchý polymorfní typovaný lambda kalkul</text:span></text:p>
                  </text:list-item>
                </text:list>
              </text:list-item>
              <text:list-item>
                <text:p>Zajímavý „zobecněný genetický operátor“</text:p>
                <text:list>
                  <text:list-item>
                    <text:p>Generující algoritmus na „knihovnou“ kombinátorů</text:p>
                  </text:list-item>
                  <text:list-item>
                    <text:p>Pro mutaci/křížení pak dělám generování nad </text:p>
                  </text:list-item>
                </text:list>
              </text:list-item>
              <text:list-item>
                <text:p>Porovnávají výsledky se systematickým prohledáváním</text:p>
                <text:list>
                  <text:list-item>
                    <text:p>Pro problémy kde jde řešení vyjadřit jako malý term (7) lepší systematické, pro větší však přestává fungovat (10)<text:line-break/>zatímco GP tento nárůst nepociťuje 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Binard a Felty (2008):<text:line-break/><text:span text:style-name="T10">Genetic programming with polymorphic types and higher-order functions.</text:span> 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Ještě silnější typový systém (System F)</text:p>
              </text:list-item>
              <text:list-item>
                <text:p>Se silnějším typovým systémem přichází obtížnější generování termů</text:p>
              </text:list-item>
              <text:list-item>
                <text:p>To se projevuje v zajímavém a silně nestandardním evolučním algoritmu</text:p>
                <text:list>
                  <text:list-item>
                    <text:p>Druhy, jedinci, ge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397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Výchozí-title" draw:layer="backgroundobjects" svg:width="13.968cm" svg:height="10.476cm" svg:x="3.8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02T10:47:21.90</meta:creation-date>
    <dc:date>2013-12-02T12:40:20.85</dc:date>
    <meta:editing-duration>PT20M47S</meta:editing-duration>
    <meta:editing-cycles>1</meta:editing-cycles>
    <meta:document-statistic meta:object-count="40"/>
    <meta:generator>LibreOffice/3.6$Windows_x86 LibreOffice_project/2ef5aff-a6fb0ff-166bdff-cf087ad-0f1389</meta:generator>
  </office:meta>
</office:document-meta>
</file>